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8669302C8D5DEB1B.jpg" manifest:media-type="image/jpeg"/>
  <manifest:file-entry manifest:full-path="Pictures/1000000000000670000008F1315F598E3B45B749.jpg" manifest:media-type="image/jpeg"/>
  <manifest:file-entry manifest:full-path="Pictures/1000000000000670000008F1AC59A5D83D61B006.jpg" manifest:media-type="image/jpeg"/>
  <manifest:file-entry manifest:full-path="Pictures/1000000000000670000008F152A2CE8D5D28D13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8669302C8D5DEB1B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315F598E3B45B749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52A2CE8D5D28D135.jpg" xlink:type="simple" xlink:show="embed" xlink:actuate="onLoad" loext:mime-type="image/jpeg"/></draw:frame></text:p>
      <text:p text:style-name="P1"><draw:frame draw:style-name="fr1" draw:name="Image4" text:anchor-type="paragraph" svg:width="17.59cm" svg:height="24.43cm" draw:z-index="3"><draw:image xlink:href="Pictures/1000000000000670000008F1AC59A5D83D61B00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9-26T16:18:12.590000000</dc:date>
    <meta:editing-duration>PT19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